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Code" svg:font-family="'Fira Code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ccanthis ADF Std No3" svg:font-family="'Accanthis ADF Std No3'" style:font-pitch="variable"/>
    <style:font-face style:name="Philosopher" svg:font-family="Philosopher" style:font-pitch="variable"/>
    <style:font-face style:name="Venturis ADF" svg:font-family="'Venturis ADF'" style:font-adornments="Regular" style:font-pitch="variable"/>
    <style:font-face style:name="Liberation Serif" svg:font-family="'Liberation Serif'" style:font-family-generic="roman" style:font-pitch="variable"/>
    <style:font-face style:name="VenturisSans ADF No2 Cd" svg:font-family="'VenturisSans ADF No2 Cd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29d721" officeooo:paragraph-rsid="0029d721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 I thought it would help</text:p>
      <text:p text:style-name="P1">I would immolate myself</text:p>
      <text:p text:style-name="P1">In full view of the camera crews, my counterclaim</text:p>
      <text:p text:style-name="P1"/>
      <text:p text:style-name="P1">But as we all know</text:p>
      <text:p text:style-name="P1">The only tale that would be told</text:p>
      <text:p text:style-name="P1">Would be that it was me and not them, who was insane</text:p>
      <text:p text:style-name="P1"/>
      <text:p text:style-name="P1">But who the fuck do I think I am fooling?</text:p>
      <text:p text:style-name="P1">As if I know the first thing of sacrice or selflessness</text:p>
      <text:p text:style-name="P1"/>
      <text:p text:style-name="P1">I'm a cop just out of frame</text:p>
      <text:p text:style-name="P1">Who at the first sight of the flames</text:p>
      <text:p text:style-name="P1">Throws himself prostrate to the ground in reverence</text:p>
      <text:p text:style-name="P1"/>
      <text:p text:style-name="P1">An act so pure we yearn to feel the burn</text:p>
      <text:p text:style-name="P1"/>
      <text:p text:style-name="P1">Who the fuck do I think I am fooling?</text:p>
      <text:p text:style-name="P1">As if I know the first thing of sacrifice or selflessness</text:p>
      <text:p text:style-name="P1"/>
      <text:p text:style-name="P1">They say that Quang Duc's heart</text:p>
      <text:p text:style-name="P1">Survived the flames unscarred</text:p>
      <text:p text:style-name="P1">A righteous calling card</text:p>
      <text:p text:style-name="P1">Left upon the palace gates</text:p>
      <text:p text:style-name="P1"/>
      <text:p text:style-name="P1">For the invertebrates</text:p>
      <text:p text:style-name="P1">Their grip on power pried apart</text:p>
      <text:p text:style-name="P1">By just one frail human being</text:p>
      <text:p text:style-name="P1">No weapon, no war machi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Code" svg:font-family="'Fira Code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ccanthis ADF Std No3" svg:font-family="'Accanthis ADF Std No3'" style:font-pitch="variable"/>
    <style:font-face style:name="Philosopher" svg:font-family="Philosopher" style:font-pitch="variable"/>
    <style:font-face style:name="Venturis ADF" svg:font-family="'Venturis ADF'" style:font-adornments="Regular" style:font-pitch="variable"/>
    <style:font-face style:name="Liberation Serif" svg:font-family="'Liberation Serif'" style:font-family-generic="roman" style:font-pitch="variable"/>
    <style:font-face style:name="VenturisSans ADF No2 Cd" svg:font-family="'VenturisSans ADF No2 Cd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nturis ADF" fo:font-family="'Venturis ADF'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VenturisSans ADF No2 Cd" fo:font-family="'VenturisSans ADF No2 Cd'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Fira Code" fo:font-family="'Fira Code'" style:font-style-name="Regular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Fira Code" fo:font-family="'Fira Code'" style:font-style-name="Regular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/>
    <style:style style:name="Venturis" style:family="text">
      <style:text-properties style:font-name="Venturis ADF" fo:font-family="'Venturis ADF'" style:font-style-name="Regular" style:font-pitch="variable" fo:font-size="11pt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Title">Cop Just Out of Fram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09:00:59.665725932</meta:creation-date>
    <dc:title>new_venturis</dc:title>
    <meta:editing-duration>PT13M19S</meta:editing-duration>
    <meta:editing-cycles>5</meta:editing-cycles>
    <meta:generator>LibreOffice/6.4.7.2$Linux_X86_64 LibreOffice_project/40$Build-2</meta:generator>
    <dc:date>2022-04-07T17:06:46.515857603</dc:date>
    <meta:document-statistic meta:table-count="0" meta:image-count="0" meta:object-count="0" meta:page-count="1" meta:paragraph-count="23" meta:word-count="161" meta:character-count="781" meta:non-whitespace-character-count="643"/>
    <meta:template xlink:type="simple" xlink:actuate="onRequest" xlink:title="new_venturis" xlink:href="../../../../../Templates/new_venturis.ott" meta:date="2022-04-07T09:00:59.276952395"/>
  </office:meta>
</office:document-meta>
</file>